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padding="0.049cm" fo:border="0.06pt solid #d9d9e3"/>
    </style:style>
    <style:style style:name="P3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4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P5" style:family="paragraph" style:parent-style-name="Text_20_body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Pregunta 1:</text:span></text:span> ¿Qué es un gestor de arranque y cuál es su función en un sistema Linux?</text:p>
      <text:p text:style-name="P2"><text:span text:style-name="Strong_20_Emphasis"><text:span text:style-name="T1">Respuesta 1:</text:span></text:span> Un gestor de arranque es un programa que se ejecuta al inicio de un sistema y permite seleccionar qué sistema operativo cargar. Su función es cargar el sistema operativo seleccionado en la memoria RAM.</text:p>
      <text:p text:style-name="P2"><text:span text:style-name="Strong_20_Emphasis"><text:span text:style-name="T1">Pregunta 2:</text:span></text:span> Además de GRUB, ¿cuáles son algunos gestores de arranque alternativos en sistemas Linux?</text:p>
      <text:p text:style-name="P2"><text:span text:style-name="Strong_20_Emphasis"><text:span text:style-name="T1">Respuesta 2:</text:span></text:span> Algunos gestores de arranque alternativos son LILO (LInux LOader), Syslinux y rEFInd.</text:p>
      <text:p text:style-name="P2"><text:span text:style-name="Strong_20_Emphasis"><text:span text:style-name="T1">Pregunta 3:</text:span></text:span> ¿Cuál es la ventaja de utilizar un gestor de arranque alternativo en lugar de GRUB?</text:p>
      <text:p text:style-name="P2"><text:span text:style-name="Strong_20_Emphasis"><text:span text:style-name="T1">Respuesta 3:</text:span></text:span> Los gestores de arranque alternativos a veces ofrecen simplicidad, menor tamaño o características específicas que pueden ser adecuadas para ciertos casos de uso.</text:p>
      <text:p text:style-name="P2"><text:span text:style-name="Strong_20_Emphasis"><text:span text:style-name="T1">Pregunta 4:</text:span></text:span> ¿Qué es LILO y en qué sistemas operativos Linux se utiliza comúnmente?</text:p>
      <text:p text:style-name="P2"><text:span text:style-name="Strong_20_Emphasis"><text:span text:style-name="T1">Respuesta 4:</text:span></text:span> LILO (LInux LOader) es un gestor de arranque utilizado principalmente en sistemas Linux más antiguos. No es tan común en sistemas modernos debido a sus limitaciones.</text:p>
      <text:p text:style-name="P2"><text:span text:style-name="Strong_20_Emphasis"><text:span text:style-name="T1">Pregunta 5:</text:span></text:span> ¿Cómo se configura LILO para gestionar el arranque en un sistema Linux?</text:p>
      <text:p text:style-name="P2"><text:span text:style-name="Strong_20_Emphasis"><text:span text:style-name="T1">Respuesta 5:</text:span></text:span> LILO se configura editando el archivo "/etc/lilo.conf" y luego ejecutando el comando "lilo" para actualizar el gestor de arranque.</text:p>
      <text:p text:style-name="P2"><text:span text:style-name="Strong_20_Emphasis"><text:span text:style-name="T1">Pregunta 6:</text:span></text:span> ¿Qué es Syslinux y en qué casos puede ser una elección adecuada como gestor de arranque?</text:p>
      <text:p text:style-name="P2"><text:span text:style-name="Strong_20_Emphasis"><text:span text:style-name="T1">Respuesta 6:</text:span></text:span> Syslinux es un gestor de arranque ligero y versátil que se utiliza comúnmente en unidades USB de arranque y sistemas embebidos. Es una elección adecuada para sistemas con requisitos específicos de arranque.</text:p>
      <text:p text:style-name="P2"><text:span text:style-name="Strong_20_Emphasis"><text:span text:style-name="T1">Pregunta 7:</text:span></text:span> ¿Cómo se configura Syslinux para gestionar el arranque en un sistema Linux?</text:p>
      <text:p text:style-name="P2"><text:span text:style-name="Strong_20_Emphasis"><text:span text:style-name="T1">Respuesta 7:</text:span></text:span> Syslinux se configura mediante archivos de configuración específicos en el directorio "/boot/syslinux".</text:p>
      <text:p text:style-name="P2"><text:span text:style-name="Strong_20_Emphasis"><text:span text:style-name="T1">Pregunta 8:</text:span></text:span> ¿Qué es rEFInd y cuál es su función en sistemas con múltiples sistemas operativos?</text:p>
      <text:p text:style-name="P2"><text:span text:style-name="Strong_20_Emphasis"><text:span text:style-name="T1">Respuesta 8:</text:span></text:span> rEFInd es un gestor de arranque específico para sistemas UEFI que facilita la selección de sistemas operativos en sistemas con múltiples instalaciones.</text:p>
      <text:p text:style-name="P2"><text:span text:style-name="Strong_20_Emphasis"><text:span text:style-name="T1">Pregunta 9:</text:span></text:span> ¿Qué es el cargador de arranque de Windows (Windows Boot Manager) y cómo se integra con gestores de arranque alternativos?</text:p>
      <text:p text:style-name="P2"><text:soft-page-break/><text:span text:style-name="Strong_20_Emphasis"><text:span text:style-name="T1">Respuesta 9:</text:span></text:span> El cargador de arranque de Windows es utilizado por sistemas Windows y se integra con gestores de arranque alternativos como GRUB o rEFInd para permitir el arranque dual.</text:p>
      <text:p text:style-name="P2"><text:span text:style-name="Strong_20_Emphasis"><text:span text:style-name="T1">Pregunta 10:</text:span></text:span> ¿Cuál es la importancia de la partición de arranque EFI (EFI System Partition) en sistemas UEFI y gestores de arranque alternativos?</text:p>
      <text:p text:style-name="P2"><text:span text:style-name="Strong_20_Emphasis"><text:span text:style-name="T1">Respuesta 10:</text:span></text:span> La partición de arranque EFI es esencial en sistemas UEFI y al utilizar gestores de arranque alternativos. Contiene archivos de arranque y configuración necesarios para el arranque del sistema.</text:p>
      <text:p text:style-name="P2"><text:span text:style-name="Strong_20_Emphasis"><text:span text:style-name="T1">Pregunta 11:</text:span></text:span> ¿Qué es el cargador de arranque GRUB2 y cómo se compara con GRUB?</text:p>
      <text:p text:style-name="P2"><text:span text:style-name="Strong_20_Emphasis"><text:span text:style-name="T1">Respuesta 11:</text:span></text:span> GRUB2 es la versión más reciente de GRUB y ofrece mejor soporte para sistemas modernos y características avanzadas.</text:p>
      <text:p text:style-name="P2"><text:span text:style-name="Strong_20_Emphasis"><text:span text:style-name="T1">Pregunta 12:</text:span></text:span> ¿Cuál es el archivo de configuración principal de GRUB2 y cómo se edita?</text:p>
      <text:p text:style-name="P2"><text:span text:style-name="Strong_20_Emphasis"><text:span text:style-name="T1">Respuesta 12:</text:span></text:span> El archivo de configuración principal de GRUB2 es "/etc/default/grub", y se edita para configurar el comportamiento de GRUB2. Luego se ejecuta "update-grub" para aplicar cambios.</text:p>
      <text:p text:style-name="P2"><text:span text:style-name="Strong_20_Emphasis"><text:span text:style-name="T1">Pregunta 13:</text:span></text:span> ¿Qué es el menú de GRUB y cómo se personaliza?</text:p>
      <text:p text:style-name="P2"><text:span text:style-name="Strong_20_Emphasis"><text:span text:style-name="T1">Respuesta 13:</text:span></text:span> El menú de GRUB es la interfaz que se muestra al arrancar el sistema y permite seleccionar el sistema operativo. Se personaliza editando el archivo "/etc/grub.d/40_custom" y ejecutando "update-grub".</text:p>
      <text:p text:style-name="P2"><text:span text:style-name="Strong_20_Emphasis"><text:span text:style-name="T1">Pregunta 14:</text:span></text:span> ¿Cómo se puede cambiar el tiempo de espera predeterminado en el menú de GRUB2?</text:p>
      <text:p text:style-name="P2"><text:span text:style-name="Strong_20_Emphasis"><text:span text:style-name="T1">Respuesta 14:</text:span></text:span> El tiempo de espera predeterminado en el menú de GRUB2 se cambia editando el valor de "GRUB_TIMEOUT" en el archivo "/etc/default/grub" y ejecutando "update-grub".</text:p>
      <text:p text:style-name="P2"><text:span text:style-name="Strong_20_Emphasis"><text:span text:style-name="T1">Pregunta 15:</text:span></text:span> ¿Cuál es la función de "efibootmgr" en sistemas UEFI y cómo se utiliza para gestionar gestores de arranque?</text:p>
      <text:p text:style-name="P2"><text:span text:style-name="Strong_20_Emphasis"><text:span text:style-name="T1">Respuesta 15:</text:span></text:span> "efibootmgr" es una herramienta que se utiliza en sistemas UEFI para gestionar las entradas de gestores de arranque en la tabla de particiones EFI.</text:p>
      <text:p text:style-name="P2"><text:span text:style-name="Strong_20_Emphasis"><text:span text:style-name="T1">Pregunta 16:</text:span></text:span> ¿Cómo se puede eliminar una entrada de gestor de arranque no deseada en sistemas UEFI utilizando "efibootmgr"?</text:p>
      <text:p text:style-name="P2"><text:span text:style-name="Strong_20_Emphasis"><text:span text:style-name="T1">Respuesta 16:</text:span></text:span> Se puede eliminar una entrada de gestor de arranque utilizando el comando "efibootmgr -b número_de_entrada -B".</text:p>
      <text:p text:style-name="P2"><text:span text:style-name="Strong_20_Emphasis"><text:span text:style-name="T1">Pregunta 17:</text:span></text:span> ¿Qué es el gestor de arranque BURG y en qué se diferencia de GRUB?</text:p>
      <text:p text:style-name="P2"><text:soft-page-break/><text:span text:style-name="Strong_20_Emphasis"><text:span text:style-name="T1">Respuesta 17:</text:span></text:span> BURG (Brand-new Universal loadeR from GRUB) es un gestor de arranque basado en GRUB que ofrece una interfaz gráfica personalizable. Se diferencia por su apariencia visual.</text:p>
      <text:p text:style-name="P2"><text:span text:style-name="Strong_20_Emphasis"><text:span text:style-name="T1">Pregunta 18:</text:span></text:span> ¿Qué es Gummiboot y cuál es su enfoque en el arranque de sistemas Linux?</text:p>
      <text:p text:style-name="P2"><text:span text:style-name="Strong_20_Emphasis"><text:span text:style-name="T1">Respuesta 18:</text:span></text:span> Gummiboot es un gestor de arranque diseñado específicamente para sistemas Linux con UEFI. Su enfoque es la simplicidad y la velocidad.</text:p>
      <text:p text:style-name="P2"><text:span text:style-name="Strong_20_Emphasis"><text:span text:style-name="T1">Pregunta 19:</text:span></text:span> ¿Cómo se puede instalar y configurar un gestor de arranque alternativo en lugar de GRUB en un sistema Linux?</text:p>
      <text:p text:style-name="P2"><text:span text:style-name="Strong_20_Emphasis"><text:span text:style-name="T1">Respuesta 19:</text:span></text:span> La instalación y configuración de un gestor de arranque alternativo varía según el gestor específico. Se pueden seguir las instrucciones proporcionadas por el desarrollador del gestor de arranque.</text:p>
      <text:p text:style-name="P2"><text:span text:style-name="Strong_20_Emphasis"><text:span text:style-name="T1">Pregunta 20:</text:span></text:span> ¿Cuáles son las consideraciones de seguridad al utilizar gestores de arranque alternativos y cómo se pueden proteger?</text:p>
      <text:p text:style-name="P2"><text:span text:style-name="Strong_20_Emphasis"><text:span text:style-name="T1">Respuesta 20:</text:span></text:span> Es importante proteger los gestores de arranque alternativos con contraseñas o configurar la seguridad de la BIOS/UEFI para evitar modificaciones no autorizadas en el gestor de arranque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6670ad" officeooo:paragraph-rsid="006670ad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Inicio del sistema </text:p>
        <text:p text:style-name="MP2">Gestores de arranque alternativos <text:s text:c="2"/>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6T11:16:25.203464064</dc:date>
    <meta:editing-duration>PT4H9M6S</meta:editing-duration>
    <meta:editing-cycles>84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3" meta:word-count="862" meta:character-count="5465" meta:non-whitespace-character-count="4642"/>
  </office:meta>
</office:document-meta>
</file>